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9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38960" calcext:value-type="float">
            <text:p>38960</text:p>
          </table:table-cell>
          <table:table-cell office:value-type="float" office:value="39071" calcext:value-type="float">
            <text:p>39071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39071" calcext:value-type="float">
            <text:p>39071</text:p>
          </table:table-cell>
          <table:table-cell office:value-type="float" office:value="39123" calcext:value-type="float">
            <text:p>3912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39123" calcext:value-type="float">
            <text:p>39123</text:p>
          </table:table-cell>
          <table:table-cell office:value-type="float" office:value="39289" calcext:value-type="float">
            <text:p>39289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39289" calcext:value-type="float">
            <text:p>39289</text:p>
          </table:table-cell>
          <table:table-cell office:value-type="float" office:value="39442" calcext:value-type="float">
            <text:p>39442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39483" calcext:value-type="float">
            <text:p>39483</text:p>
          </table:table-cell>
          <table:table-cell office:value-type="float" office:value="39523" calcext:value-type="float">
            <text:p>3952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39523" calcext:value-type="float">
            <text:p>39523</text:p>
          </table:table-cell>
          <table:table-cell office:value-type="float" office:value="39595" calcext:value-type="float">
            <text:p>3959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39595" calcext:value-type="float">
            <text:p>39595</text:p>
          </table:table-cell>
          <table:table-cell office:value-type="float" office:value="39656" calcext:value-type="float">
            <text:p>39656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39656" calcext:value-type="float">
            <text:p>39656</text:p>
          </table:table-cell>
          <table:table-cell office:value-type="float" office:value="39749" calcext:value-type="float">
            <text:p>39749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39749" calcext:value-type="float">
            <text:p>39749</text:p>
          </table:table-cell>
          <table:table-cell office:value-type="float" office:value="39850" calcext:value-type="float">
            <text:p>3985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39850" calcext:value-type="float">
            <text:p>39850</text:p>
          </table:table-cell>
          <table:table-cell office:value-type="float" office:value="39878" calcext:value-type="float">
            <text:p>3987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39878" calcext:value-type="float">
            <text:p>39878</text:p>
          </table:table-cell>
          <table:table-cell office:value-type="float" office:value="39999" calcext:value-type="float">
            <text:p>39999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40128" calcext:value-type="float">
            <text:p>40128</text:p>
          </table:table-cell>
          <table:table-cell office:value-type="float" office:value="40227" calcext:value-type="float">
            <text:p>4022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39999" calcext:value-type="float">
            <text:p>39999</text:p>
          </table:table-cell>
          <table:table-cell office:value-type="float" office:value="40277" calcext:value-type="float">
            <text:p>40277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40281" calcext:value-type="float">
            <text:p>40281</text:p>
          </table:table-cell>
          <table:table-cell office:value-type="float" office:value="40405" calcext:value-type="float">
            <text:p>40405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40405" calcext:value-type="float">
            <text:p>40405</text:p>
          </table:table-cell>
          <table:table-cell office:value-type="float" office:value="40562" calcext:value-type="float">
            <text:p>40562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40603" calcext:value-type="float">
            <text:p>40603</text:p>
          </table:table-cell>
          <table:table-cell office:value-type="float" office:value="40726" calcext:value-type="float">
            <text:p>4072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40562" calcext:value-type="float">
            <text:p>40562</text:p>
          </table:table-cell>
          <table:table-cell office:value-type="float" office:value="40778" calcext:value-type="float">
            <text:p>4077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40778" calcext:value-type="float">
            <text:p>40778</text:p>
          </table:table-cell>
          <table:table-cell office:value-type="float" office:value="40916" calcext:value-type="float">
            <text:p>40916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40981" calcext:value-type="float">
            <text:p>40981</text:p>
          </table:table-cell>
          <table:table-cell office:value-type="float" office:value="41005" calcext:value-type="float">
            <text:p>4100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40916" calcext:value-type="float">
            <text:p>40916</text:p>
          </table:table-cell>
          <table:table-cell office:value-type="float" office:value="41008" calcext:value-type="float">
            <text:p>4100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41008" calcext:value-type="float">
            <text:p>41008</text:p>
          </table:table-cell>
          <table:table-cell office:value-type="float" office:value="41071" calcext:value-type="float">
            <text:p>4107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41521" calcext:value-type="float">
            <text:p>41521</text:p>
          </table:table-cell>
          <table:table-cell office:value-type="float" office:value="41564" calcext:value-type="float">
            <text:p>41564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41564" calcext:value-type="float">
            <text:p>41564</text:p>
          </table:table-cell>
          <table:table-cell office:value-type="float" office:value="41648" calcext:value-type="float">
            <text:p>41648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41648" calcext:value-type="float">
            <text:p>41648</text:p>
          </table:table-cell>
          <table:table-cell office:value-type="float" office:value="41696" calcext:value-type="float">
            <text:p>41696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41696" calcext:value-type="float">
            <text:p>41696</text:p>
          </table:table-cell>
          <table:table-cell office:value-type="float" office:value="41768" calcext:value-type="float">
            <text:p>4176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41768" calcext:value-type="float">
            <text:p>41768</text:p>
          </table:table-cell>
          <table:table-cell office:value-type="float" office:value="41805" calcext:value-type="float">
            <text:p>41805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41917" calcext:value-type="float">
            <text:p>41917</text:p>
          </table:table-cell>
          <table:table-cell office:value-type="float" office:value="41937" calcext:value-type="float">
            <text:p>41937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41937" calcext:value-type="float">
            <text:p>41937</text:p>
          </table:table-cell>
          <table:table-cell office:value-type="float" office:value="41986" calcext:value-type="float">
            <text:p>4198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41805" calcext:value-type="float">
            <text:p>41805</text:p>
          </table:table-cell>
          <table:table-cell office:value-type="float" office:value="42161" calcext:value-type="float">
            <text:p>4216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42161" calcext:value-type="float">
            <text:p>42161</text:p>
          </table:table-cell>
          <table:table-cell office:value-type="float" office:value="42213" calcext:value-type="float">
            <text:p>4221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42213" calcext:value-type="float">
            <text:p>42213</text:p>
          </table:table-cell>
          <table:table-cell office:value-type="float" office:value="42338" calcext:value-type="float">
            <text:p>42338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42338" calcext:value-type="float">
            <text:p>42338</text:p>
          </table:table-cell>
          <table:table-cell office:value-type="float" office:value="42524" calcext:value-type="float">
            <text:p>4252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42524" calcext:value-type="float">
            <text:p>42524</text:p>
          </table:table-cell>
          <table:table-cell office:value-type="float" office:value="42570" calcext:value-type="float">
            <text:p>42570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42570" calcext:value-type="float">
            <text:p>42570</text:p>
          </table:table-cell>
          <table:table-cell office:value-type="float" office:value="43121" calcext:value-type="float">
            <text:p>4312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43121" calcext:value-type="float">
            <text:p>43121</text:p>
          </table:table-cell>
          <table:table-cell office:value-type="float" office:value="43192" calcext:value-type="float">
            <text:p>4319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43192" calcext:value-type="float">
            <text:p>43192</text:p>
          </table:table-cell>
          <table:table-cell office:value-type="float" office:value="43445" calcext:value-type="float">
            <text:p>4344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43561" calcext:value-type="float">
            <text:p>43561</text:p>
          </table:table-cell>
          <table:table-cell office:value-type="float" office:value="43602" calcext:value-type="float">
            <text:p>43602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43602" calcext:value-type="float">
            <text:p>43602</text:p>
          </table:table-cell>
          <table:table-cell office:value-type="float" office:value="43645" calcext:value-type="float">
            <text:p>4364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43645" calcext:value-type="float">
            <text:p>43645</text:p>
          </table:table-cell>
          <table:table-cell office:value-type="float" office:value="43788" calcext:value-type="float">
            <text:p>43788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43788" calcext:value-type="float">
            <text:p>43788</text:p>
          </table:table-cell>
          <table:table-cell office:value-type="float" office:value="43968" calcext:value-type="float">
            <text:p>43968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1157" calcext:value-type="float">
            <text:p>51157</text:p>
          </table:table-cell>
          <table:table-cell office:value-type="float" office:value="51197" calcext:value-type="float">
            <text:p>51197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51197" calcext:value-type="float">
            <text:p>51197</text:p>
          </table:table-cell>
          <table:table-cell office:value-type="float" office:value="51227" calcext:value-type="float">
            <text:p>51227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51223" calcext:value-type="float">
            <text:p>51223</text:p>
          </table:table-cell>
          <table:table-cell office:value-type="float" office:value="51243" calcext:value-type="float">
            <text:p>5124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1227" calcext:value-type="float">
            <text:p>51227</text:p>
          </table:table-cell>
          <table:table-cell office:value-type="float" office:value="51377" calcext:value-type="float">
            <text:p>51377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1377" calcext:value-type="float">
            <text:p>51377</text:p>
          </table:table-cell>
          <table:table-cell office:value-type="float" office:value="51521" calcext:value-type="float">
            <text:p>51521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51752" calcext:value-type="float">
            <text:p>51752</text:p>
          </table:table-cell>
          <table:table-cell office:value-type="float" office:value="51847" calcext:value-type="float">
            <text:p>5184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1847" calcext:value-type="float">
            <text:p>51847</text:p>
          </table:table-cell>
          <table:table-cell office:value-type="float" office:value="51938" calcext:value-type="float">
            <text:p>51938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1938" calcext:value-type="float">
            <text:p>51938</text:p>
          </table:table-cell>
          <table:table-cell office:value-type="float" office:value="52129" calcext:value-type="float">
            <text:p>52129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2339" calcext:value-type="float">
            <text:p>52339</text:p>
          </table:table-cell>
          <table:table-cell office:value-type="float" office:value="52467" calcext:value-type="float">
            <text:p>52467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52467" calcext:value-type="float">
            <text:p>52467</text:p>
          </table:table-cell>
          <table:table-cell office:value-type="float" office:value="52513" calcext:value-type="float">
            <text:p>5251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2513" calcext:value-type="float">
            <text:p>52513</text:p>
          </table:table-cell>
          <table:table-cell office:value-type="float" office:value="52803" calcext:value-type="float">
            <text:p>5280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2803" calcext:value-type="float">
            <text:p>52803</text:p>
          </table:table-cell>
          <table:table-cell office:value-type="float" office:value="52912" calcext:value-type="float">
            <text:p>52912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3009" calcext:value-type="float">
            <text:p>53009</text:p>
          </table:table-cell>
          <table:table-cell office:value-type="float" office:value="53045" calcext:value-type="float">
            <text:p>53045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53045" calcext:value-type="float">
            <text:p>53045</text:p>
          </table:table-cell>
          <table:table-cell office:value-type="float" office:value="53092" calcext:value-type="float">
            <text:p>5309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3092" calcext:value-type="float">
            <text:p>53092</text:p>
          </table:table-cell>
          <table:table-cell office:value-type="float" office:value="53228" calcext:value-type="float">
            <text:p>53228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3228" calcext:value-type="float">
            <text:p>53228</text:p>
          </table:table-cell>
          <table:table-cell office:value-type="float" office:value="53400" calcext:value-type="float">
            <text:p>53400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3554" calcext:value-type="float">
            <text:p>53554</text:p>
          </table:table-cell>
          <table:table-cell office:value-type="float" office:value="53594" calcext:value-type="float">
            <text:p>53594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53594" calcext:value-type="float">
            <text:p>53594</text:p>
          </table:table-cell>
          <table:table-cell office:value-type="float" office:value="53651" calcext:value-type="float">
            <text:p>5365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3651" calcext:value-type="float">
            <text:p>53651</text:p>
          </table:table-cell>
          <table:table-cell office:value-type="float" office:value="53756" calcext:value-type="float">
            <text:p>53756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3756" calcext:value-type="float">
            <text:p>53756</text:p>
          </table:table-cell>
          <table:table-cell office:value-type="float" office:value="53864" calcext:value-type="float">
            <text:p>53864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3966" calcext:value-type="float">
            <text:p>53966</text:p>
          </table:table-cell>
          <table:table-cell office:value-type="float" office:value="54002" calcext:value-type="float">
            <text:p>54002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54002" calcext:value-type="float">
            <text:p>54002</text:p>
          </table:table-cell>
          <table:table-cell office:value-type="float" office:value="54060" calcext:value-type="float">
            <text:p>5406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4060" calcext:value-type="float">
            <text:p>54060</text:p>
          </table:table-cell>
          <table:table-cell office:value-type="float" office:value="54224" calcext:value-type="float">
            <text:p>54224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4224" calcext:value-type="float">
            <text:p>54224</text:p>
          </table:table-cell>
          <table:table-cell office:value-type="float" office:value="54376" calcext:value-type="float">
            <text:p>54376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4520" calcext:value-type="float">
            <text:p>54520</text:p>
          </table:table-cell>
          <table:table-cell office:value-type="float" office:value="54550" calcext:value-type="float">
            <text:p>5455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54550" calcext:value-type="float">
            <text:p>54550</text:p>
          </table:table-cell>
          <table:table-cell office:value-type="float" office:value="54602" calcext:value-type="float">
            <text:p>5460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4602" calcext:value-type="float">
            <text:p>54602</text:p>
          </table:table-cell>
          <table:table-cell office:value-type="float" office:value="54705" calcext:value-type="float">
            <text:p>5470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4705" calcext:value-type="float">
            <text:p>54705</text:p>
          </table:table-cell>
          <table:table-cell office:value-type="float" office:value="54821" calcext:value-type="float">
            <text:p>5482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4965" calcext:value-type="float">
            <text:p>54965</text:p>
          </table:table-cell>
          <table:table-cell office:value-type="float" office:value="55011" calcext:value-type="float">
            <text:p>55011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55011" calcext:value-type="float">
            <text:p>55011</text:p>
          </table:table-cell>
          <table:table-cell office:value-type="float" office:value="55061" calcext:value-type="float">
            <text:p>5506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5061" calcext:value-type="float">
            <text:p>55061</text:p>
          </table:table-cell>
          <table:table-cell office:value-type="float" office:value="55144" calcext:value-type="float">
            <text:p>55144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5144" calcext:value-type="float">
            <text:p>55144</text:p>
          </table:table-cell>
          <table:table-cell office:value-type="float" office:value="55289" calcext:value-type="float">
            <text:p>55289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5733" calcext:value-type="float">
            <text:p>55733</text:p>
          </table:table-cell>
          <table:table-cell office:value-type="float" office:value="55767" calcext:value-type="float">
            <text:p>55767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55767" calcext:value-type="float">
            <text:p>55767</text:p>
          </table:table-cell>
          <table:table-cell office:value-type="float" office:value="55806" calcext:value-type="float">
            <text:p>5580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5806" calcext:value-type="float">
            <text:p>55806</text:p>
          </table:table-cell>
          <table:table-cell office:value-type="float" office:value="55932" calcext:value-type="float">
            <text:p>5593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5932" calcext:value-type="float">
            <text:p>55932</text:p>
          </table:table-cell>
          <table:table-cell office:value-type="float" office:value="56135" calcext:value-type="float">
            <text:p>5613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6525" calcext:value-type="float">
            <text:p>56525</text:p>
          </table:table-cell>
          <table:table-cell office:value-type="float" office:value="56556" calcext:value-type="float">
            <text:p>56556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56556" calcext:value-type="float">
            <text:p>56556</text:p>
          </table:table-cell>
          <table:table-cell office:value-type="float" office:value="56596" calcext:value-type="float">
            <text:p>5659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6596" calcext:value-type="float">
            <text:p>56596</text:p>
          </table:table-cell>
          <table:table-cell office:value-type="float" office:value="56715" calcext:value-type="float">
            <text:p>5671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6715" calcext:value-type="float">
            <text:p>56715</text:p>
          </table:table-cell>
          <table:table-cell office:value-type="float" office:value="56918" calcext:value-type="float">
            <text:p>56918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7540" calcext:value-type="float">
            <text:p>57540</text:p>
          </table:table-cell>
          <table:table-cell office:value-type="float" office:value="57604" calcext:value-type="float">
            <text:p>57604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57604" calcext:value-type="float">
            <text:p>57604</text:p>
          </table:table-cell>
          <table:table-cell office:value-type="float" office:value="57643" calcext:value-type="float">
            <text:p>5764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7643" calcext:value-type="float">
            <text:p>57643</text:p>
          </table:table-cell>
          <table:table-cell office:value-type="float" office:value="57754" calcext:value-type="float">
            <text:p>57754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7754" calcext:value-type="float">
            <text:p>57754</text:p>
          </table:table-cell>
          <table:table-cell office:value-type="float" office:value="58041" calcext:value-type="float">
            <text:p>5804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8271" calcext:value-type="float">
            <text:p>58271</text:p>
          </table:table-cell>
          <table:table-cell office:value-type="float" office:value="58319" calcext:value-type="float">
            <text:p>58319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58319" calcext:value-type="float">
            <text:p>58319</text:p>
          </table:table-cell>
          <table:table-cell office:value-type="float" office:value="58370" calcext:value-type="float">
            <text:p>5837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8370" calcext:value-type="float">
            <text:p>58370</text:p>
          </table:table-cell>
          <table:table-cell office:value-type="float" office:value="58467" calcext:value-type="float">
            <text:p>58467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58467" calcext:value-type="float">
            <text:p>58467</text:p>
          </table:table-cell>
          <table:table-cell office:value-type="float" office:value="58692" calcext:value-type="float">
            <text:p>58692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59168" calcext:value-type="float">
            <text:p>59168</text:p>
          </table:table-cell>
          <table:table-cell office:value-type="float" office:value="59208" calcext:value-type="float">
            <text:p>59208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59208" calcext:value-type="float">
            <text:p>59208</text:p>
          </table:table-cell>
          <table:table-cell office:value-type="float" office:value="59896" calcext:value-type="float">
            <text:p>5989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59896" calcext:value-type="float">
            <text:p>59896</text:p>
          </table:table-cell>
          <table:table-cell office:value-type="float" office:value="60173" calcext:value-type="float">
            <text:p>6017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60173" calcext:value-type="float">
            <text:p>60173</text:p>
          </table:table-cell>
          <table:table-cell office:value-type="float" office:value="60302" calcext:value-type="float">
            <text:p>60302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62170" calcext:value-type="float">
            <text:p>62170</text:p>
          </table:table-cell>
          <table:table-cell office:value-type="float" office:value="62233" calcext:value-type="float">
            <text:p>62233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62233" calcext:value-type="float">
            <text:p>62233</text:p>
          </table:table-cell>
          <table:table-cell office:value-type="float" office:value="62268" calcext:value-type="float">
            <text:p>6226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2268" calcext:value-type="float">
            <text:p>62268</text:p>
          </table:table-cell>
          <table:table-cell office:value-type="float" office:value="62431" calcext:value-type="float">
            <text:p>62431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62431" calcext:value-type="float">
            <text:p>62431</text:p>
          </table:table-cell>
          <table:table-cell office:value-type="float" office:value="62523" calcext:value-type="float">
            <text:p>6252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2701" calcext:value-type="float">
            <text:p>62701</text:p>
          </table:table-cell>
          <table:table-cell office:value-type="float" office:value="62760" calcext:value-type="float">
            <text:p>62760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62760" calcext:value-type="float">
            <text:p>62760</text:p>
          </table:table-cell>
          <table:table-cell office:value-type="float" office:value="62933" calcext:value-type="float">
            <text:p>6293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63225" calcext:value-type="float">
            <text:p>63225</text:p>
          </table:table-cell>
          <table:table-cell office:value-type="float" office:value="63288" calcext:value-type="float">
            <text:p>63288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63288" calcext:value-type="float">
            <text:p>63288</text:p>
          </table:table-cell>
          <table:table-cell office:value-type="float" office:value="63316" calcext:value-type="float">
            <text:p>6331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3316" calcext:value-type="float">
            <text:p>63316</text:p>
          </table:table-cell>
          <table:table-cell office:value-type="float" office:value="63375" calcext:value-type="float">
            <text:p>6337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63375" calcext:value-type="float">
            <text:p>63375</text:p>
          </table:table-cell>
          <table:table-cell office:value-type="float" office:value="63461" calcext:value-type="float">
            <text:p>6346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3529" calcext:value-type="float">
            <text:p>63529</text:p>
          </table:table-cell>
          <table:table-cell office:value-type="float" office:value="63597" calcext:value-type="float">
            <text:p>6359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63597" calcext:value-type="float">
            <text:p>63597</text:p>
          </table:table-cell>
          <table:table-cell office:value-type="float" office:value="63718" calcext:value-type="float">
            <text:p>63718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63896" calcext:value-type="float">
            <text:p>63896</text:p>
          </table:table-cell>
          <table:table-cell office:value-type="float" office:value="63940" calcext:value-type="float">
            <text:p>6394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63940" calcext:value-type="float">
            <text:p>63940</text:p>
          </table:table-cell>
          <table:table-cell office:value-type="float" office:value="63969" calcext:value-type="float">
            <text:p>6396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3969" calcext:value-type="float">
            <text:p>63969</text:p>
          </table:table-cell>
          <table:table-cell office:value-type="float" office:value="64032" calcext:value-type="float">
            <text:p>6403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64032" calcext:value-type="float">
            <text:p>64032</text:p>
          </table:table-cell>
          <table:table-cell office:value-type="float" office:value="64096" calcext:value-type="float">
            <text:p>6409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4170" calcext:value-type="float">
            <text:p>64170</text:p>
          </table:table-cell>
          <table:table-cell office:value-type="float" office:value="64303" calcext:value-type="float">
            <text:p>6430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64303" calcext:value-type="float">
            <text:p>64303</text:p>
          </table:table-cell>
          <table:table-cell office:value-type="float" office:value="64425" calcext:value-type="float">
            <text:p>6442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65911" calcext:value-type="float">
            <text:p>65911</text:p>
          </table:table-cell>
          <table:table-cell office:value-type="float" office:value="65964" calcext:value-type="float">
            <text:p>65964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65964" calcext:value-type="float">
            <text:p>65964</text:p>
          </table:table-cell>
          <table:table-cell office:value-type="float" office:value="65997" calcext:value-type="float">
            <text:p>6599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5997" calcext:value-type="float">
            <text:p>65997</text:p>
          </table:table-cell>
          <table:table-cell office:value-type="float" office:value="66054" calcext:value-type="float">
            <text:p>6605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66054" calcext:value-type="float">
            <text:p>66054</text:p>
          </table:table-cell>
          <table:table-cell office:value-type="float" office:value="66095" calcext:value-type="float">
            <text:p>6609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67929" calcext:value-type="float">
            <text:p>67929</text:p>
          </table:table-cell>
          <table:table-cell office:value-type="float" office:value="68007" calcext:value-type="float">
            <text:p>68007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68007" calcext:value-type="float">
            <text:p>68007</text:p>
          </table:table-cell>
          <table:table-cell office:value-type="float" office:value="68067" calcext:value-type="float">
            <text:p>68067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68007" calcext:value-type="float">
            <text:p>68007</text:p>
          </table:table-cell>
          <table:table-cell office:value-type="float" office:value="68098" calcext:value-type="float">
            <text:p>68098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68128" calcext:value-type="float">
            <text:p>68128</text:p>
          </table:table-cell>
          <table:table-cell office:value-type="float" office:value="68170" calcext:value-type="float">
            <text:p>6817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68170" calcext:value-type="float">
            <text:p>68170</text:p>
          </table:table-cell>
          <table:table-cell office:value-type="float" office:value="68195" calcext:value-type="float">
            <text:p>6819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table:number-columns-repeated="2" office:value-type="float" office:value="68195" calcext:value-type="float">
            <text:p>6819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68288" calcext:value-type="float">
            <text:p>68288</text:p>
          </table:table-cell>
          <table:table-cell office:value-type="float" office:value="68564" calcext:value-type="float">
            <text:p>68564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68803" calcext:value-type="float">
            <text:p>68803</text:p>
          </table:table-cell>
          <table:table-cell office:value-type="float" office:value="68936" calcext:value-type="float">
            <text:p>68936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69090" calcext:value-type="float">
            <text:p>69090</text:p>
          </table:table-cell>
          <table:table-cell office:value-type="float" office:value="69133" calcext:value-type="float">
            <text:p>69133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69129" calcext:value-type="float">
            <text:p>69129</text:p>
          </table:table-cell>
          <table:table-cell office:value-type="float" office:value="69169" calcext:value-type="float">
            <text:p>69169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69090" calcext:value-type="float">
            <text:p>69090</text:p>
          </table:table-cell>
          <table:table-cell office:value-type="float" office:value="69234" calcext:value-type="float">
            <text:p>6923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69169" calcext:value-type="float">
            <text:p>69169</text:p>
          </table:table-cell>
          <table:table-cell office:value-type="float" office:value="69302" calcext:value-type="float">
            <text:p>6930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69302" calcext:value-type="float">
            <text:p>69302</text:p>
          </table:table-cell>
          <table:table-cell office:value-type="float" office:value="70041" calcext:value-type="float">
            <text:p>70041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float" office:value="69302" calcext:value-type="float">
            <text:p>69302</text:p>
          </table:table-cell>
          <table:table-cell office:value-type="float" office:value="70041" calcext:value-type="float">
            <text:p>70041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70090" calcext:value-type="float">
            <text:p>70090</text:p>
          </table:table-cell>
          <table:table-cell office:value-type="float" office:value="70112" calcext:value-type="float">
            <text:p>7011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0106" calcext:value-type="float">
            <text:p>70106</text:p>
          </table:table-cell>
          <table:table-cell office:value-type="float" office:value="70177" calcext:value-type="float">
            <text:p>7017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0177" calcext:value-type="float">
            <text:p>70177</text:p>
          </table:table-cell>
          <table:table-cell office:value-type="float" office:value="70532" calcext:value-type="float">
            <text:p>70532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70676" calcext:value-type="float">
            <text:p>70676</text:p>
          </table:table-cell>
          <table:table-cell office:value-type="float" office:value="70747" calcext:value-type="float">
            <text:p>70747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71399" calcext:value-type="float">
            <text:p>71399</text:p>
          </table:table-cell>
          <table:table-cell office:value-type="float" office:value="71474" calcext:value-type="float">
            <text:p>71474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71453" calcext:value-type="float">
            <text:p>71453</text:p>
          </table:table-cell>
          <table:table-cell office:value-type="float" office:value="71490" calcext:value-type="float">
            <text:p>7149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71474" calcext:value-type="float">
            <text:p>71474</text:p>
          </table:table-cell>
          <table:table-cell office:value-type="float" office:value="71548" calcext:value-type="float">
            <text:p>7154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1548" calcext:value-type="float">
            <text:p>71548</text:p>
          </table:table-cell>
          <table:table-cell office:value-type="float" office:value="71732" calcext:value-type="float">
            <text:p>7173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1732" calcext:value-type="float">
            <text:p>71732</text:p>
          </table:table-cell>
          <table:table-cell office:value-type="float" office:value="71959" calcext:value-type="float">
            <text:p>71959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72187" calcext:value-type="float">
            <text:p>72187</text:p>
          </table:table-cell>
          <table:table-cell office:value-type="float" office:value="72244" calcext:value-type="float">
            <text:p>72244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72244" calcext:value-type="float">
            <text:p>72244</text:p>
          </table:table-cell>
          <table:table-cell office:value-type="float" office:value="72271" calcext:value-type="float">
            <text:p>72271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72241" calcext:value-type="float">
            <text:p>72241</text:p>
          </table:table-cell>
          <table:table-cell office:value-type="float" office:value="72285" calcext:value-type="float">
            <text:p>7228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2285" calcext:value-type="float">
            <text:p>72285</text:p>
          </table:table-cell>
          <table:table-cell office:value-type="float" office:value="72317" calcext:value-type="float">
            <text:p>7231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2317" calcext:value-type="float">
            <text:p>72317</text:p>
          </table:table-cell>
          <table:table-cell office:value-type="float" office:value="72709" calcext:value-type="float">
            <text:p>72709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72961" calcext:value-type="float">
            <text:p>72961</text:p>
          </table:table-cell>
          <table:table-cell office:value-type="float" office:value="73019" calcext:value-type="float">
            <text:p>73019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73015" calcext:value-type="float">
            <text:p>73015</text:p>
          </table:table-cell>
          <table:table-cell office:value-type="float" office:value="73061" calcext:value-type="float">
            <text:p>73061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73019" calcext:value-type="float">
            <text:p>73019</text:p>
          </table:table-cell>
          <table:table-cell office:value-type="float" office:value="73068" calcext:value-type="float">
            <text:p>7306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3068" calcext:value-type="float">
            <text:p>73068</text:p>
          </table:table-cell>
          <table:table-cell office:value-type="float" office:value="73161" calcext:value-type="float">
            <text:p>73161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3161" calcext:value-type="float">
            <text:p>73161</text:p>
          </table:table-cell>
          <table:table-cell office:value-type="float" office:value="73470" calcext:value-type="float">
            <text:p>73470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73644" calcext:value-type="float">
            <text:p>73644</text:p>
          </table:table-cell>
          <table:table-cell office:value-type="float" office:value="73718" calcext:value-type="float">
            <text:p>73718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73718" calcext:value-type="float">
            <text:p>73718</text:p>
          </table:table-cell>
          <table:table-cell office:value-type="float" office:value="73742" calcext:value-type="float">
            <text:p>73742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73709" calcext:value-type="float">
            <text:p>73709</text:p>
          </table:table-cell>
          <table:table-cell office:value-type="float" office:value="73742" calcext:value-type="float">
            <text:p>7374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3742" calcext:value-type="float">
            <text:p>73742</text:p>
          </table:table-cell>
          <table:table-cell office:value-type="float" office:value="73778" calcext:value-type="float">
            <text:p>7377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3778" calcext:value-type="float">
            <text:p>73778</text:p>
          </table:table-cell>
          <table:table-cell office:value-type="float" office:value="74046" calcext:value-type="float">
            <text:p>74046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74282" calcext:value-type="float">
            <text:p>74282</text:p>
          </table:table-cell>
          <table:table-cell office:value-type="float" office:value="74323" calcext:value-type="float">
            <text:p>74323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74318" calcext:value-type="float">
            <text:p>74318</text:p>
          </table:table-cell>
          <table:table-cell office:value-type="float" office:value="74361" calcext:value-type="float">
            <text:p>74361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74323" calcext:value-type="float">
            <text:p>74323</text:p>
          </table:table-cell>
          <table:table-cell office:value-type="float" office:value="74364" calcext:value-type="float">
            <text:p>7436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4364" calcext:value-type="float">
            <text:p>74364</text:p>
          </table:table-cell>
          <table:table-cell office:value-type="float" office:value="74444" calcext:value-type="float">
            <text:p>7444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4444" calcext:value-type="float">
            <text:p>74444</text:p>
          </table:table-cell>
          <table:table-cell office:value-type="float" office:value="74724" calcext:value-type="float">
            <text:p>74724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75220" calcext:value-type="float">
            <text:p>75220</text:p>
          </table:table-cell>
          <table:table-cell office:value-type="float" office:value="75330" calcext:value-type="float">
            <text:p>75330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75301" calcext:value-type="float">
            <text:p>75301</text:p>
          </table:table-cell>
          <table:table-cell office:value-type="float" office:value="75347" calcext:value-type="float">
            <text:p>75347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75330" calcext:value-type="float">
            <text:p>75330</text:p>
          </table:table-cell>
          <table:table-cell office:value-type="float" office:value="75348" calcext:value-type="float">
            <text:p>7534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5348" calcext:value-type="float">
            <text:p>75348</text:p>
          </table:table-cell>
          <table:table-cell office:value-type="float" office:value="75387" calcext:value-type="float">
            <text:p>7538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5387" calcext:value-type="float">
            <text:p>75387</text:p>
          </table:table-cell>
          <table:table-cell office:value-type="float" office:value="75703" calcext:value-type="float">
            <text:p>7570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76035" calcext:value-type="float">
            <text:p>76035</text:p>
          </table:table-cell>
          <table:table-cell office:value-type="float" office:value="76118" calcext:value-type="float">
            <text:p>76118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76095" calcext:value-type="float">
            <text:p>76095</text:p>
          </table:table-cell>
          <table:table-cell office:value-type="float" office:value="76143" calcext:value-type="float">
            <text:p>76143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76118" calcext:value-type="float">
            <text:p>76118</text:p>
          </table:table-cell>
          <table:table-cell office:value-type="float" office:value="76157" calcext:value-type="float">
            <text:p>7615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6143" calcext:value-type="float">
            <text:p>76143</text:p>
          </table:table-cell>
          <table:table-cell office:value-type="float" office:value="76229" calcext:value-type="float">
            <text:p>76229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6229" calcext:value-type="float">
            <text:p>76229</text:p>
          </table:table-cell>
          <table:table-cell office:value-type="float" office:value="76446" calcext:value-type="float">
            <text:p>76446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76586" calcext:value-type="float">
            <text:p>76586</text:p>
          </table:table-cell>
          <table:table-cell office:value-type="float" office:value="76640" calcext:value-type="float">
            <text:p>7664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76636" calcext:value-type="float">
            <text:p>76636</text:p>
          </table:table-cell>
          <table:table-cell office:value-type="float" office:value="76653" calcext:value-type="float">
            <text:p>7665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6653" calcext:value-type="float">
            <text:p>76653</text:p>
          </table:table-cell>
          <table:table-cell office:value-type="float" office:value="76688" calcext:value-type="float">
            <text:p>76688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76640" calcext:value-type="float">
            <text:p>76640</text:p>
          </table:table-cell>
          <table:table-cell office:value-type="float" office:value="76709" calcext:value-type="float">
            <text:p>76709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6688" calcext:value-type="float">
            <text:p>76688</text:p>
          </table:table-cell>
          <table:table-cell office:value-type="float" office:value="77825" calcext:value-type="float">
            <text:p>7782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78001" calcext:value-type="float">
            <text:p>78001</text:p>
          </table:table-cell>
          <table:table-cell office:value-type="float" office:value="78124" calcext:value-type="float">
            <text:p>78124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78088" calcext:value-type="float">
            <text:p>78088</text:p>
          </table:table-cell>
          <table:table-cell office:value-type="float" office:value="78137" calcext:value-type="float">
            <text:p>78137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78124" calcext:value-type="float">
            <text:p>78124</text:p>
          </table:table-cell>
          <table:table-cell office:value-type="float" office:value="78152" calcext:value-type="float">
            <text:p>7815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8152" calcext:value-type="float">
            <text:p>78152</text:p>
          </table:table-cell>
          <table:table-cell office:value-type="float" office:value="78237" calcext:value-type="float">
            <text:p>7823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8237" calcext:value-type="float">
            <text:p>78237</text:p>
          </table:table-cell>
          <table:table-cell office:value-type="float" office:value="78371" calcext:value-type="float">
            <text:p>7837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78468" calcext:value-type="float">
            <text:p>78468</text:p>
          </table:table-cell>
          <table:table-cell office:value-type="float" office:value="78519" calcext:value-type="float">
            <text:p>78519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78518" calcext:value-type="float">
            <text:p>78518</text:p>
          </table:table-cell>
          <table:table-cell office:value-type="float" office:value="78545" calcext:value-type="float">
            <text:p>78545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78519" calcext:value-type="float">
            <text:p>78519</text:p>
          </table:table-cell>
          <table:table-cell office:value-type="float" office:value="78570" calcext:value-type="float">
            <text:p>7857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8545" calcext:value-type="float">
            <text:p>78545</text:p>
          </table:table-cell>
          <table:table-cell office:value-type="float" office:value="78588" calcext:value-type="float">
            <text:p>7858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8588" calcext:value-type="float">
            <text:p>78588</text:p>
          </table:table-cell>
          <table:table-cell office:value-type="float" office:value="79005" calcext:value-type="float">
            <text:p>7900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79757" calcext:value-type="float">
            <text:p>79757</text:p>
          </table:table-cell>
          <table:table-cell office:value-type="float" office:value="79770" calcext:value-type="float">
            <text:p>79770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79770" calcext:value-type="float">
            <text:p>79770</text:p>
          </table:table-cell>
          <table:table-cell office:value-type="float" office:value="79819" calcext:value-type="float">
            <text:p>79819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79806" calcext:value-type="float">
            <text:p>79806</text:p>
          </table:table-cell>
          <table:table-cell office:value-type="float" office:value="79850" calcext:value-type="float">
            <text:p>7985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79850" calcext:value-type="float">
            <text:p>79850</text:p>
          </table:table-cell>
          <table:table-cell office:value-type="float" office:value="79900" calcext:value-type="float">
            <text:p>79900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79900" calcext:value-type="float">
            <text:p>79900</text:p>
          </table:table-cell>
          <table:table-cell office:value-type="float" office:value="80131" calcext:value-type="float">
            <text:p>80131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80959" calcext:value-type="float">
            <text:p>80959</text:p>
          </table:table-cell>
          <table:table-cell office:value-type="float" office:value="80981" calcext:value-type="float">
            <text:p>8098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79806" calcext:value-type="float">
            <text:p>79806</text:p>
          </table:table-cell>
          <table:table-cell office:value-type="float" office:value="80981" calcext:value-type="float">
            <text:p>80981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81031" calcext:value-type="float">
            <text:p>81031</text:p>
          </table:table-cell>
          <table:table-cell office:value-type="float" office:value="81053" calcext:value-type="float">
            <text:p>8105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1032" calcext:value-type="float">
            <text:p>81032</text:p>
          </table:table-cell>
          <table:table-cell office:value-type="float" office:value="81053" calcext:value-type="float">
            <text:p>81053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81032" calcext:value-type="float">
            <text:p>81032</text:p>
          </table:table-cell>
          <table:table-cell office:value-type="float" office:value="81111" calcext:value-type="float">
            <text:p>8111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1167" calcext:value-type="float">
            <text:p>81167</text:p>
          </table:table-cell>
          <table:table-cell office:value-type="float" office:value="81223" calcext:value-type="float">
            <text:p>8122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1223" calcext:value-type="float">
            <text:p>81223</text:p>
          </table:table-cell>
          <table:table-cell office:value-type="float" office:value="81397" calcext:value-type="float">
            <text:p>81397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1112" calcext:value-type="float">
            <text:p>81112</text:p>
          </table:table-cell>
          <table:table-cell office:value-type="float" office:value="81473" calcext:value-type="float">
            <text:p>81473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81546" calcext:value-type="float">
            <text:p>81546</text:p>
          </table:table-cell>
          <table:table-cell office:value-type="float" office:value="81562" calcext:value-type="float">
            <text:p>8156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1562" calcext:value-type="float">
            <text:p>81562</text:p>
          </table:table-cell>
          <table:table-cell office:value-type="float" office:value="81595" calcext:value-type="float">
            <text:p>81595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81603" calcext:value-type="float">
            <text:p>81603</text:p>
          </table:table-cell>
          <table:table-cell office:value-type="float" office:value="81614" calcext:value-type="float">
            <text:p>81614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81614" calcext:value-type="float">
            <text:p>81614</text:p>
          </table:table-cell>
          <table:table-cell office:value-type="float" office:value="81645" calcext:value-type="float">
            <text:p>8164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1595" calcext:value-type="float">
            <text:p>81595</text:p>
          </table:table-cell>
          <table:table-cell office:value-type="float" office:value="81756" calcext:value-type="float">
            <text:p>81756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81756" calcext:value-type="float">
            <text:p>81756</text:p>
          </table:table-cell>
          <table:table-cell office:value-type="float" office:value="81824" calcext:value-type="float">
            <text:p>81824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float" office:value="81756" calcext:value-type="float">
            <text:p>81756</text:p>
          </table:table-cell>
          <table:table-cell office:value-type="float" office:value="81824" calcext:value-type="float">
            <text:p>8182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1833" calcext:value-type="float">
            <text:p>81833</text:p>
          </table:table-cell>
          <table:table-cell office:value-type="float" office:value="81888" calcext:value-type="float">
            <text:p>8188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1888" calcext:value-type="float">
            <text:p>81888</text:p>
          </table:table-cell>
          <table:table-cell office:value-type="float" office:value="82109" calcext:value-type="float">
            <text:p>82109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82109" calcext:value-type="float">
            <text:p>82109</text:p>
          </table:table-cell>
          <table:table-cell office:value-type="float" office:value="82420" calcext:value-type="float">
            <text:p>82420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float" office:value="82109" calcext:value-type="float">
            <text:p>82109</text:p>
          </table:table-cell>
          <table:table-cell office:value-type="float" office:value="82420" calcext:value-type="float">
            <text:p>8242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82460" calcext:value-type="float">
            <text:p>82460</text:p>
          </table:table-cell>
          <table:table-cell office:value-type="float" office:value="82528" calcext:value-type="float">
            <text:p>82528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82525" calcext:value-type="float">
            <text:p>82525</text:p>
          </table:table-cell>
          <table:table-cell office:value-type="float" office:value="82546" calcext:value-type="float">
            <text:p>82546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82546" calcext:value-type="float">
            <text:p>82546</text:p>
          </table:table-cell>
          <table:table-cell office:value-type="float" office:value="82587" calcext:value-type="float">
            <text:p>8258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2587" calcext:value-type="float">
            <text:p>82587</text:p>
          </table:table-cell>
          <table:table-cell office:value-type="float" office:value="82692" calcext:value-type="float">
            <text:p>82692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1546" calcext:value-type="float">
            <text:p>81546</text:p>
          </table:table-cell>
          <table:table-cell office:value-type="float" office:value="82692" calcext:value-type="float">
            <text:p>8269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82692" calcext:value-type="float">
            <text:p>82692</text:p>
          </table:table-cell>
          <table:table-cell office:value-type="float" office:value="82871" calcext:value-type="float">
            <text:p>82871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83165" calcext:value-type="float">
            <text:p>83165</text:p>
          </table:table-cell>
          <table:table-cell office:value-type="float" office:value="83198" calcext:value-type="float">
            <text:p>83198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83154" calcext:value-type="float">
            <text:p>83154</text:p>
          </table:table-cell>
          <table:table-cell office:value-type="float" office:value="83256" calcext:value-type="float">
            <text:p>8325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3256" calcext:value-type="float">
            <text:p>83256</text:p>
          </table:table-cell>
          <table:table-cell office:value-type="float" office:value="83306" calcext:value-type="float">
            <text:p>8330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3306" calcext:value-type="float">
            <text:p>83306</text:p>
          </table:table-cell>
          <table:table-cell office:value-type="float" office:value="83443" calcext:value-type="float">
            <text:p>8344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3165" calcext:value-type="float">
            <text:p>83165</text:p>
          </table:table-cell>
          <table:table-cell office:value-type="float" office:value="83609" calcext:value-type="float">
            <text:p>83609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83650" calcext:value-type="float">
            <text:p>83650</text:p>
          </table:table-cell>
          <table:table-cell office:value-type="float" office:value="83686" calcext:value-type="float">
            <text:p>83686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83659" calcext:value-type="float">
            <text:p>83659</text:p>
          </table:table-cell>
          <table:table-cell office:value-type="float" office:value="83700" calcext:value-type="float">
            <text:p>8370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3686" calcext:value-type="float">
            <text:p>83686</text:p>
          </table:table-cell>
          <table:table-cell office:value-type="float" office:value="83726" calcext:value-type="float">
            <text:p>8372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3726" calcext:value-type="float">
            <text:p>83726</text:p>
          </table:table-cell>
          <table:table-cell office:value-type="float" office:value="83960" calcext:value-type="float">
            <text:p>83960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83960" calcext:value-type="float">
            <text:p>83960</text:p>
          </table:table-cell>
          <table:table-cell office:value-type="float" office:value="84126" calcext:value-type="float">
            <text:p>84126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3659" calcext:value-type="float">
            <text:p>83659</text:p>
          </table:table-cell>
          <table:table-cell office:value-type="float" office:value="84306" calcext:value-type="float">
            <text:p>84306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84370" calcext:value-type="float">
            <text:p>84370</text:p>
          </table:table-cell>
          <table:table-cell office:value-type="float" office:value="84398" calcext:value-type="float">
            <text:p>84398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84367" calcext:value-type="float">
            <text:p>84367</text:p>
          </table:table-cell>
          <table:table-cell office:value-type="float" office:value="84427" calcext:value-type="float">
            <text:p>8442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4427" calcext:value-type="float">
            <text:p>84427</text:p>
          </table:table-cell>
          <table:table-cell office:value-type="float" office:value="84486" calcext:value-type="float">
            <text:p>8448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4486" calcext:value-type="float">
            <text:p>84486</text:p>
          </table:table-cell>
          <table:table-cell office:value-type="float" office:value="84681" calcext:value-type="float">
            <text:p>8468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4370" calcext:value-type="float">
            <text:p>84370</text:p>
          </table:table-cell>
          <table:table-cell office:value-type="float" office:value="84855" calcext:value-type="float">
            <text:p>84855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84903" calcext:value-type="float">
            <text:p>84903</text:p>
          </table:table-cell>
          <table:table-cell office:value-type="float" office:value="84935" calcext:value-type="float">
            <text:p>84935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84913" calcext:value-type="float">
            <text:p>84913</text:p>
          </table:table-cell>
          <table:table-cell office:value-type="float" office:value="84949" calcext:value-type="float">
            <text:p>8494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4935" calcext:value-type="float">
            <text:p>84935</text:p>
          </table:table-cell>
          <table:table-cell office:value-type="float" office:value="84974" calcext:value-type="float">
            <text:p>84974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85062" calcext:value-type="float">
            <text:p>85062</text:p>
          </table:table-cell>
          <table:table-cell office:value-type="float" office:value="85076" calcext:value-type="float">
            <text:p>8507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4974" calcext:value-type="float">
            <text:p>84974</text:p>
          </table:table-cell>
          <table:table-cell office:value-type="float" office:value="85175" calcext:value-type="float">
            <text:p>8517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85175" calcext:value-type="float">
            <text:p>85175</text:p>
          </table:table-cell>
          <table:table-cell office:value-type="float" office:value="85299" calcext:value-type="float">
            <text:p>85299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float" office:value="85175" calcext:value-type="float">
            <text:p>85175</text:p>
          </table:table-cell>
          <table:table-cell office:value-type="float" office:value="85299" calcext:value-type="float">
            <text:p>85299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5299" calcext:value-type="float">
            <text:p>85299</text:p>
          </table:table-cell>
          <table:table-cell office:value-type="float" office:value="85445" calcext:value-type="float">
            <text:p>8544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85445" calcext:value-type="float">
            <text:p>85445</text:p>
          </table:table-cell>
          <table:table-cell office:value-type="float" office:value="85559" calcext:value-type="float">
            <text:p>85559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4913" calcext:value-type="float">
            <text:p>84913</text:p>
          </table:table-cell>
          <table:table-cell office:value-type="float" office:value="85927" calcext:value-type="float">
            <text:p>85927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85981" calcext:value-type="float">
            <text:p>85981</text:p>
          </table:table-cell>
          <table:table-cell office:value-type="float" office:value="86010" calcext:value-type="float">
            <text:p>8601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85981" calcext:value-type="float">
            <text:p>85981</text:p>
          </table:table-cell>
          <table:table-cell office:value-type="float" office:value="86026" calcext:value-type="float">
            <text:p>8602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6026" calcext:value-type="float">
            <text:p>86026</text:p>
          </table:table-cell>
          <table:table-cell office:value-type="float" office:value="86115" calcext:value-type="float">
            <text:p>8611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6115" calcext:value-type="float">
            <text:p>86115</text:p>
          </table:table-cell>
          <table:table-cell office:value-type="float" office:value="86232" calcext:value-type="float">
            <text:p>86232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5981" calcext:value-type="float">
            <text:p>85981</text:p>
          </table:table-cell>
          <table:table-cell office:value-type="float" office:value="86476" calcext:value-type="float">
            <text:p>86476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86542" calcext:value-type="float">
            <text:p>86542</text:p>
          </table:table-cell>
          <table:table-cell office:value-type="float" office:value="86576" calcext:value-type="float">
            <text:p>86576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86542" calcext:value-type="float">
            <text:p>86542</text:p>
          </table:table-cell>
          <table:table-cell office:value-type="float" office:value="86588" calcext:value-type="float">
            <text:p>8658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6576" calcext:value-type="float">
            <text:p>86576</text:p>
          </table:table-cell>
          <table:table-cell office:value-type="float" office:value="86607" calcext:value-type="float">
            <text:p>8660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6607" calcext:value-type="float">
            <text:p>86607</text:p>
          </table:table-cell>
          <table:table-cell office:value-type="float" office:value="86803" calcext:value-type="float">
            <text:p>8680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86803" calcext:value-type="float">
            <text:p>86803</text:p>
          </table:table-cell>
          <table:table-cell office:value-type="float" office:value="86967" calcext:value-type="float">
            <text:p>86967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6542" calcext:value-type="float">
            <text:p>86542</text:p>
          </table:table-cell>
          <table:table-cell office:value-type="float" office:value="87204" calcext:value-type="float">
            <text:p>87204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87263" calcext:value-type="float">
            <text:p>87263</text:p>
          </table:table-cell>
          <table:table-cell office:value-type="float" office:value="87296" calcext:value-type="float">
            <text:p>87296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87263" calcext:value-type="float">
            <text:p>87263</text:p>
          </table:table-cell>
          <table:table-cell office:value-type="float" office:value="87297" calcext:value-type="float">
            <text:p>8729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7297" calcext:value-type="float">
            <text:p>87297</text:p>
          </table:table-cell>
          <table:table-cell office:value-type="float" office:value="87372" calcext:value-type="float">
            <text:p>8737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7372" calcext:value-type="float">
            <text:p>87372</text:p>
          </table:table-cell>
          <table:table-cell office:value-type="float" office:value="87501" calcext:value-type="float">
            <text:p>8750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7263" calcext:value-type="float">
            <text:p>87263</text:p>
          </table:table-cell>
          <table:table-cell office:value-type="float" office:value="87609" calcext:value-type="float">
            <text:p>87609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87660" calcext:value-type="float">
            <text:p>87660</text:p>
          </table:table-cell>
          <table:table-cell office:value-type="float" office:value="87693" calcext:value-type="float">
            <text:p>87693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87663" calcext:value-type="float">
            <text:p>87663</text:p>
          </table:table-cell>
          <table:table-cell office:value-type="float" office:value="87707" calcext:value-type="float">
            <text:p>8770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7693" calcext:value-type="float">
            <text:p>87693</text:p>
          </table:table-cell>
          <table:table-cell office:value-type="float" office:value="87720" calcext:value-type="float">
            <text:p>87720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7720" calcext:value-type="float">
            <text:p>87720</text:p>
          </table:table-cell>
          <table:table-cell office:value-type="float" office:value="88124" calcext:value-type="float">
            <text:p>88124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88124" calcext:value-type="float">
            <text:p>88124</text:p>
          </table:table-cell>
          <table:table-cell office:value-type="float" office:value="88233" calcext:value-type="float">
            <text:p>8823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7663" calcext:value-type="float">
            <text:p>87663</text:p>
          </table:table-cell>
          <table:table-cell office:value-type="float" office:value="88425" calcext:value-type="float">
            <text:p>88425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88502" calcext:value-type="float">
            <text:p>88502</text:p>
          </table:table-cell>
          <table:table-cell office:value-type="float" office:value="88577" calcext:value-type="float">
            <text:p>88577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88534" calcext:value-type="float">
            <text:p>88534</text:p>
          </table:table-cell>
          <table:table-cell office:value-type="float" office:value="88582" calcext:value-type="float">
            <text:p>8858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8582" calcext:value-type="float">
            <text:p>88582</text:p>
          </table:table-cell>
          <table:table-cell office:value-type="float" office:value="88637" calcext:value-type="float">
            <text:p>8863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8637" calcext:value-type="float">
            <text:p>88637</text:p>
          </table:table-cell>
          <table:table-cell office:value-type="float" office:value="88840" calcext:value-type="float">
            <text:p>88840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8534" calcext:value-type="float">
            <text:p>88534</text:p>
          </table:table-cell>
          <table:table-cell office:value-type="float" office:value="89052" calcext:value-type="float">
            <text:p>89052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89147" calcext:value-type="float">
            <text:p>89147</text:p>
          </table:table-cell>
          <table:table-cell office:value-type="float" office:value="89185" calcext:value-type="float">
            <text:p>89185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89147" calcext:value-type="float">
            <text:p>89147</text:p>
          </table:table-cell>
          <table:table-cell office:value-type="float" office:value="89209" calcext:value-type="float">
            <text:p>8920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9209" calcext:value-type="float">
            <text:p>89209</text:p>
          </table:table-cell>
          <table:table-cell office:value-type="float" office:value="89242" calcext:value-type="float">
            <text:p>89242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89306" calcext:value-type="float">
            <text:p>89306</text:p>
          </table:table-cell>
          <table:table-cell office:value-type="float" office:value="89322" calcext:value-type="float">
            <text:p>8932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9242" calcext:value-type="float">
            <text:p>89242</text:p>
          </table:table-cell>
          <table:table-cell office:value-type="float" office:value="89471" calcext:value-type="float">
            <text:p>89471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float" office:value="89242" calcext:value-type="float">
            <text:p>89242</text:p>
          </table:table-cell>
          <table:table-cell office:value-type="float" office:value="89471" calcext:value-type="float">
            <text:p>8947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9147" calcext:value-type="float">
            <text:p>89147</text:p>
          </table:table-cell>
          <table:table-cell office:value-type="float" office:value="89471" calcext:value-type="float">
            <text:p>89471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89518" calcext:value-type="float">
            <text:p>89518</text:p>
          </table:table-cell>
          <table:table-cell office:value-type="float" office:value="89573" calcext:value-type="float">
            <text:p>8957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89573" calcext:value-type="float">
            <text:p>89573</text:p>
          </table:table-cell>
          <table:table-cell office:value-type="float" office:value="89933" calcext:value-type="float">
            <text:p>8993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89933" calcext:value-type="float">
            <text:p>89933</text:p>
          </table:table-cell>
          <table:table-cell office:value-type="float" office:value="90033" calcext:value-type="float">
            <text:p>90033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90033" calcext:value-type="float">
            <text:p>90033</text:p>
          </table:table-cell>
          <table:table-cell office:value-type="float" office:value="90160" calcext:value-type="float">
            <text:p>90160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89518" calcext:value-type="float">
            <text:p>89518</text:p>
          </table:table-cell>
          <table:table-cell office:value-type="float" office:value="92659" calcext:value-type="float">
            <text:p>92659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92716" calcext:value-type="float">
            <text:p>92716</text:p>
          </table:table-cell>
          <table:table-cell office:value-type="float" office:value="92783" calcext:value-type="float">
            <text:p>92783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92766" calcext:value-type="float">
            <text:p>92766</text:p>
          </table:table-cell>
          <table:table-cell office:value-type="float" office:value="92826" calcext:value-type="float">
            <text:p>9282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2783" calcext:value-type="float">
            <text:p>92783</text:p>
          </table:table-cell>
          <table:table-cell office:value-type="float" office:value="92872" calcext:value-type="float">
            <text:p>9287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2872" calcext:value-type="float">
            <text:p>92872</text:p>
          </table:table-cell>
          <table:table-cell office:value-type="float" office:value="93160" calcext:value-type="float">
            <text:p>9316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3160" calcext:value-type="float">
            <text:p>93160</text:p>
          </table:table-cell>
          <table:table-cell office:value-type="float" office:value="93236" calcext:value-type="float">
            <text:p>9323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3236" calcext:value-type="float">
            <text:p>93236</text:p>
          </table:table-cell>
          <table:table-cell office:value-type="float" office:value="93393" calcext:value-type="float">
            <text:p>9339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2716" calcext:value-type="float">
            <text:p>92716</text:p>
          </table:table-cell>
          <table:table-cell office:value-type="float" office:value="93458" calcext:value-type="float">
            <text:p>93458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93486" calcext:value-type="float">
            <text:p>93486</text:p>
          </table:table-cell>
          <table:table-cell office:value-type="float" office:value="93515" calcext:value-type="float">
            <text:p>9351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3515" calcext:value-type="float">
            <text:p>93515</text:p>
          </table:table-cell>
          <table:table-cell office:value-type="float" office:value="93649" calcext:value-type="float">
            <text:p>93649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93773" calcext:value-type="float">
            <text:p>93773</text:p>
          </table:table-cell>
          <table:table-cell office:value-type="float" office:value="93777" calcext:value-type="float">
            <text:p>93777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93649" calcext:value-type="float">
            <text:p>93649</text:p>
          </table:table-cell>
          <table:table-cell office:value-type="float" office:value="93851" calcext:value-type="float">
            <text:p>9385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3486" calcext:value-type="float">
            <text:p>93486</text:p>
          </table:table-cell>
          <table:table-cell office:value-type="float" office:value="94973" calcext:value-type="float">
            <text:p>9497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5066" calcext:value-type="float">
            <text:p>95066</text:p>
          </table:table-cell>
          <table:table-cell office:value-type="float" office:value="95125" calcext:value-type="float">
            <text:p>95125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95066" calcext:value-type="float">
            <text:p>95066</text:p>
          </table:table-cell>
          <table:table-cell office:value-type="float" office:value="95130" calcext:value-type="float">
            <text:p>9513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95147" calcext:value-type="float">
            <text:p>95147</text:p>
          </table:table-cell>
          <table:table-cell office:value-type="float" office:value="95185" calcext:value-type="float">
            <text:p>9518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5185" calcext:value-type="float">
            <text:p>95185</text:p>
          </table:table-cell>
          <table:table-cell office:value-type="float" office:value="95351" calcext:value-type="float">
            <text:p>95351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95351" calcext:value-type="float">
            <text:p>95351</text:p>
          </table:table-cell>
          <table:table-cell office:value-type="float" office:value="95460" calcext:value-type="float">
            <text:p>95460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5147" calcext:value-type="float">
            <text:p>95147</text:p>
          </table:table-cell>
          <table:table-cell office:value-type="float" office:value="95474" calcext:value-type="float">
            <text:p>95474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95539" calcext:value-type="float">
            <text:p>95539</text:p>
          </table:table-cell>
          <table:table-cell office:value-type="float" office:value="95593" calcext:value-type="float">
            <text:p>95593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95583" calcext:value-type="float">
            <text:p>95583</text:p>
          </table:table-cell>
          <table:table-cell office:value-type="float" office:value="95612" calcext:value-type="float">
            <text:p>9561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5612" calcext:value-type="float">
            <text:p>95612</text:p>
          </table:table-cell>
          <table:table-cell office:value-type="float" office:value="95665" calcext:value-type="float">
            <text:p>9566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5665" calcext:value-type="float">
            <text:p>95665</text:p>
          </table:table-cell>
          <table:table-cell office:value-type="float" office:value="95708" calcext:value-type="float">
            <text:p>9570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5708" calcext:value-type="float">
            <text:p>95708</text:p>
          </table:table-cell>
          <table:table-cell office:value-type="float" office:value="95829" calcext:value-type="float">
            <text:p>95829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5829" calcext:value-type="float">
            <text:p>95829</text:p>
          </table:table-cell>
          <table:table-cell office:value-type="float" office:value="95986" calcext:value-type="float">
            <text:p>9598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5986" calcext:value-type="float">
            <text:p>95986</text:p>
          </table:table-cell>
          <table:table-cell office:value-type="float" office:value="96062" calcext:value-type="float">
            <text:p>9606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6062" calcext:value-type="float">
            <text:p>96062</text:p>
          </table:table-cell>
          <table:table-cell office:value-type="float" office:value="96248" calcext:value-type="float">
            <text:p>96248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5539" calcext:value-type="float">
            <text:p>95539</text:p>
          </table:table-cell>
          <table:table-cell office:value-type="float" office:value="96434" calcext:value-type="float">
            <text:p>96434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96527" calcext:value-type="float">
            <text:p>96527</text:p>
          </table:table-cell>
          <table:table-cell office:value-type="float" office:value="96556" calcext:value-type="float">
            <text:p>96556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6556" calcext:value-type="float">
            <text:p>96556</text:p>
          </table:table-cell>
          <table:table-cell office:value-type="float" office:value="96612" calcext:value-type="float">
            <text:p>96612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96685" calcext:value-type="float">
            <text:p>96685</text:p>
          </table:table-cell>
          <table:table-cell office:value-type="float" office:value="96708" calcext:value-type="float">
            <text:p>9670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6612" calcext:value-type="float">
            <text:p>96612</text:p>
          </table:table-cell>
          <table:table-cell office:value-type="float" office:value="96794" calcext:value-type="float">
            <text:p>96794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96794" calcext:value-type="float">
            <text:p>96794</text:p>
          </table:table-cell>
          <table:table-cell office:value-type="float" office:value="97005" calcext:value-type="float">
            <text:p>9700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7005" calcext:value-type="float">
            <text:p>97005</text:p>
          </table:table-cell>
          <table:table-cell office:value-type="float" office:value="97045" calcext:value-type="float">
            <text:p>9704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7045" calcext:value-type="float">
            <text:p>97045</text:p>
          </table:table-cell>
          <table:table-cell office:value-type="float" office:value="97384" calcext:value-type="float">
            <text:p>9738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7384" calcext:value-type="float">
            <text:p>97384</text:p>
          </table:table-cell>
          <table:table-cell office:value-type="float" office:value="97449" calcext:value-type="float">
            <text:p>97449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7449" calcext:value-type="float">
            <text:p>97449</text:p>
          </table:table-cell>
          <table:table-cell office:value-type="float" office:value="97617" calcext:value-type="float">
            <text:p>97617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6527" calcext:value-type="float">
            <text:p>96527</text:p>
          </table:table-cell>
          <table:table-cell office:value-type="float" office:value="97663" calcext:value-type="float">
            <text:p>97663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97689" calcext:value-type="float">
            <text:p>97689</text:p>
          </table:table-cell>
          <table:table-cell office:value-type="float" office:value="97725" calcext:value-type="float">
            <text:p>9772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7725" calcext:value-type="float">
            <text:p>97725</text:p>
          </table:table-cell>
          <table:table-cell office:value-type="float" office:value="97927" calcext:value-type="float">
            <text:p>97927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97927" calcext:value-type="float">
            <text:p>97927</text:p>
          </table:table-cell>
          <table:table-cell office:value-type="float" office:value="98110" calcext:value-type="float">
            <text:p>98110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7689" calcext:value-type="float">
            <text:p>97689</text:p>
          </table:table-cell>
          <table:table-cell office:value-type="float" office:value="98511" calcext:value-type="float">
            <text:p>98511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98550" calcext:value-type="float">
            <text:p>98550</text:p>
          </table:table-cell>
          <table:table-cell office:value-type="float" office:value="98594" calcext:value-type="float">
            <text:p>9859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8594" calcext:value-type="float">
            <text:p>98594</text:p>
          </table:table-cell>
          <table:table-cell office:value-type="float" office:value="98686" calcext:value-type="float">
            <text:p>98686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98686" calcext:value-type="float">
            <text:p>98686</text:p>
          </table:table-cell>
          <table:table-cell office:value-type="float" office:value="98811" calcext:value-type="float">
            <text:p>9881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8550" calcext:value-type="float">
            <text:p>98550</text:p>
          </table:table-cell>
          <table:table-cell office:value-type="float" office:value="98848" calcext:value-type="float">
            <text:p>9884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8879" calcext:value-type="float">
            <text:p>98879</text:p>
          </table:table-cell>
          <table:table-cell office:value-type="float" office:value="98944" calcext:value-type="float">
            <text:p>9894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8944" calcext:value-type="float">
            <text:p>98944</text:p>
          </table:table-cell>
          <table:table-cell office:value-type="float" office:value="99015" calcext:value-type="float">
            <text:p>9901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8879" calcext:value-type="float">
            <text:p>98879</text:p>
          </table:table-cell>
          <table:table-cell office:value-type="float" office:value="99015" calcext:value-type="float">
            <text:p>99015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99071" calcext:value-type="float">
            <text:p>99071</text:p>
          </table:table-cell>
          <table:table-cell office:value-type="float" office:value="99098" calcext:value-type="float">
            <text:p>9909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9098" calcext:value-type="float">
            <text:p>99098</text:p>
          </table:table-cell>
          <table:table-cell office:value-type="float" office:value="99205" calcext:value-type="float">
            <text:p>9920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9205" calcext:value-type="float">
            <text:p>99205</text:p>
          </table:table-cell>
          <table:table-cell office:value-type="float" office:value="99360" calcext:value-type="float">
            <text:p>9936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9360" calcext:value-type="float">
            <text:p>99360</text:p>
          </table:table-cell>
          <table:table-cell office:value-type="float" office:value="99448" calcext:value-type="float">
            <text:p>9944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9448" calcext:value-type="float">
            <text:p>99448</text:p>
          </table:table-cell>
          <table:table-cell office:value-type="float" office:value="99564" calcext:value-type="float">
            <text:p>99564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9071" calcext:value-type="float">
            <text:p>99071</text:p>
          </table:table-cell>
          <table:table-cell office:value-type="float" office:value="99742" calcext:value-type="float">
            <text:p>99742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99806" calcext:value-type="float">
            <text:p>99806</text:p>
          </table:table-cell>
          <table:table-cell office:value-type="float" office:value="99849" calcext:value-type="float">
            <text:p>99849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99819" calcext:value-type="float">
            <text:p>99819</text:p>
          </table:table-cell>
          <table:table-cell office:value-type="float" office:value="99865" calcext:value-type="float">
            <text:p>9986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99865" calcext:value-type="float">
            <text:p>99865</text:p>
          </table:table-cell>
          <table:table-cell office:value-type="float" office:value="99901" calcext:value-type="float">
            <text:p>99901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99933" calcext:value-type="float">
            <text:p>99933</text:p>
          </table:table-cell>
          <table:table-cell office:value-type="float" office:value="99947" calcext:value-type="float">
            <text:p>99947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99901" calcext:value-type="float">
            <text:p>99901</text:p>
          </table:table-cell>
          <table:table-cell office:value-type="float" office:value="100032" calcext:value-type="float">
            <text:p>10003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0032" calcext:value-type="float">
            <text:p>100032</text:p>
          </table:table-cell>
          <table:table-cell office:value-type="float" office:value="100324" calcext:value-type="float">
            <text:p>100324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99819" calcext:value-type="float">
            <text:p>99819</text:p>
          </table:table-cell>
          <table:table-cell office:value-type="float" office:value="100419" calcext:value-type="float">
            <text:p>100419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00438" calcext:value-type="float">
            <text:p>100438</text:p>
          </table:table-cell>
          <table:table-cell office:value-type="float" office:value="100454" calcext:value-type="float">
            <text:p>10045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0454" calcext:value-type="float">
            <text:p>100454</text:p>
          </table:table-cell>
          <table:table-cell office:value-type="float" office:value="100494" calcext:value-type="float">
            <text:p>10049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0494" calcext:value-type="float">
            <text:p>100494</text:p>
          </table:table-cell>
          <table:table-cell office:value-type="float" office:value="101140" calcext:value-type="float">
            <text:p>101140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0438" calcext:value-type="float">
            <text:p>100438</text:p>
          </table:table-cell>
          <table:table-cell office:value-type="float" office:value="101325" calcext:value-type="float">
            <text:p>101325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01344" calcext:value-type="float">
            <text:p>101344</text:p>
          </table:table-cell>
          <table:table-cell office:value-type="float" office:value="101361" calcext:value-type="float">
            <text:p>10136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1361" calcext:value-type="float">
            <text:p>101361</text:p>
          </table:table-cell>
          <table:table-cell office:value-type="float" office:value="101388" calcext:value-type="float">
            <text:p>10138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1388" calcext:value-type="float">
            <text:p>101388</text:p>
          </table:table-cell>
          <table:table-cell office:value-type="float" office:value="101491" calcext:value-type="float">
            <text:p>10149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1344" calcext:value-type="float">
            <text:p>101344</text:p>
          </table:table-cell>
          <table:table-cell office:value-type="float" office:value="101521" calcext:value-type="float">
            <text:p>101521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01543" calcext:value-type="float">
            <text:p>101543</text:p>
          </table:table-cell>
          <table:table-cell office:value-type="float" office:value="101578" calcext:value-type="float">
            <text:p>101578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01629" calcext:value-type="float">
            <text:p>101629</text:p>
          </table:table-cell>
          <table:table-cell office:value-type="float" office:value="101644" calcext:value-type="float">
            <text:p>101644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1578" calcext:value-type="float">
            <text:p>101578</text:p>
          </table:table-cell>
          <table:table-cell office:value-type="float" office:value="101862" calcext:value-type="float">
            <text:p>10186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1862" calcext:value-type="float">
            <text:p>101862</text:p>
          </table:table-cell>
          <table:table-cell office:value-type="float" office:value="102069" calcext:value-type="float">
            <text:p>102069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1543" calcext:value-type="float">
            <text:p>101543</text:p>
          </table:table-cell>
          <table:table-cell office:value-type="float" office:value="102591" calcext:value-type="float">
            <text:p>102591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02643" calcext:value-type="float">
            <text:p>102643</text:p>
          </table:table-cell>
          <table:table-cell office:value-type="float" office:value="102672" calcext:value-type="float">
            <text:p>10267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2672" calcext:value-type="float">
            <text:p>102672</text:p>
          </table:table-cell>
          <table:table-cell office:value-type="float" office:value="102868" calcext:value-type="float">
            <text:p>102868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2868" calcext:value-type="float">
            <text:p>102868</text:p>
          </table:table-cell>
          <table:table-cell office:value-type="float" office:value="102974" calcext:value-type="float">
            <text:p>102974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2643" calcext:value-type="float">
            <text:p>102643</text:p>
          </table:table-cell>
          <table:table-cell office:value-type="float" office:value="103007" calcext:value-type="float">
            <text:p>103007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03031" calcext:value-type="float">
            <text:p>103031</text:p>
          </table:table-cell>
          <table:table-cell office:value-type="float" office:value="103049" calcext:value-type="float">
            <text:p>103049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3049" calcext:value-type="float">
            <text:p>103049</text:p>
          </table:table-cell>
          <table:table-cell office:value-type="float" office:value="103094" calcext:value-type="float">
            <text:p>10309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3094" calcext:value-type="float">
            <text:p>103094</text:p>
          </table:table-cell>
          <table:table-cell office:value-type="float" office:value="103131" calcext:value-type="float">
            <text:p>103131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3031" calcext:value-type="float">
            <text:p>103031</text:p>
          </table:table-cell>
          <table:table-cell office:value-type="float" office:value="103132" calcext:value-type="float">
            <text:p>103132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03176" calcext:value-type="float">
            <text:p>103176</text:p>
          </table:table-cell>
          <table:table-cell office:value-type="float" office:value="103205" calcext:value-type="float">
            <text:p>10320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3205" calcext:value-type="float">
            <text:p>103205</text:p>
          </table:table-cell>
          <table:table-cell office:value-type="float" office:value="103273" calcext:value-type="float">
            <text:p>10327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3273" calcext:value-type="float">
            <text:p>103273</text:p>
          </table:table-cell>
          <table:table-cell office:value-type="float" office:value="103412" calcext:value-type="float">
            <text:p>10341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3412" calcext:value-type="float">
            <text:p>103412</text:p>
          </table:table-cell>
          <table:table-cell office:value-type="float" office:value="103508" calcext:value-type="float">
            <text:p>103508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3508" calcext:value-type="float">
            <text:p>103508</text:p>
          </table:table-cell>
          <table:table-cell office:value-type="float" office:value="103643" calcext:value-type="float">
            <text:p>10364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3176" calcext:value-type="float">
            <text:p>103176</text:p>
          </table:table-cell>
          <table:table-cell office:value-type="float" office:value="103971" calcext:value-type="float">
            <text:p>103971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04069" calcext:value-type="float">
            <text:p>104069</text:p>
          </table:table-cell>
          <table:table-cell office:value-type="float" office:value="104116" calcext:value-type="float">
            <text:p>104116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04088" calcext:value-type="float">
            <text:p>104088</text:p>
          </table:table-cell>
          <table:table-cell office:value-type="float" office:value="104133" calcext:value-type="float">
            <text:p>10413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4116" calcext:value-type="float">
            <text:p>104116</text:p>
          </table:table-cell>
          <table:table-cell office:value-type="float" office:value="104166" calcext:value-type="float">
            <text:p>104166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04184" calcext:value-type="float">
            <text:p>104184</text:p>
          </table:table-cell>
          <table:table-cell office:value-type="float" office:value="104195" calcext:value-type="float">
            <text:p>104195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4166" calcext:value-type="float">
            <text:p>104166</text:p>
          </table:table-cell>
          <table:table-cell office:value-type="float" office:value="104282" calcext:value-type="float">
            <text:p>104282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4282" calcext:value-type="float">
            <text:p>104282</text:p>
          </table:table-cell>
          <table:table-cell office:value-type="float" office:value="104426" calcext:value-type="float">
            <text:p>104426</text:p>
          </table:table-cell>
        </table:table-row>
        <table:table-row table:style-name="ro1">
          <table:table-cell office:value-type="string" calcext:value-type="string">
            <text:p>Fail</text:p>
          </table:table-cell>
          <table:table-cell office:value-type="float" office:value="104282" calcext:value-type="float">
            <text:p>104282</text:p>
          </table:table-cell>
          <table:table-cell office:value-type="float" office:value="104426" calcext:value-type="float">
            <text:p>104426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4426" calcext:value-type="float">
            <text:p>104426</text:p>
          </table:table-cell>
          <table:table-cell office:value-type="float" office:value="104529" calcext:value-type="float">
            <text:p>104529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4529" calcext:value-type="float">
            <text:p>104529</text:p>
          </table:table-cell>
          <table:table-cell office:value-type="float" office:value="104648" calcext:value-type="float">
            <text:p>10464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4648" calcext:value-type="float">
            <text:p>104648</text:p>
          </table:table-cell>
          <table:table-cell office:value-type="float" office:value="104703" calcext:value-type="float">
            <text:p>10470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4703" calcext:value-type="float">
            <text:p>104703</text:p>
          </table:table-cell>
          <table:table-cell office:value-type="float" office:value="104973" calcext:value-type="float">
            <text:p>10497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4973" calcext:value-type="float">
            <text:p>104973</text:p>
          </table:table-cell>
          <table:table-cell office:value-type="float" office:value="105024" calcext:value-type="float">
            <text:p>10502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5024" calcext:value-type="float">
            <text:p>105024</text:p>
          </table:table-cell>
          <table:table-cell office:value-type="float" office:value="105238" calcext:value-type="float">
            <text:p>105238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4088" calcext:value-type="float">
            <text:p>104088</text:p>
          </table:table-cell>
          <table:table-cell office:value-type="float" office:value="105280" calcext:value-type="float">
            <text:p>10528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05305" calcext:value-type="float">
            <text:p>105305</text:p>
          </table:table-cell>
          <table:table-cell office:value-type="float" office:value="105351" calcext:value-type="float">
            <text:p>105351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5351" calcext:value-type="float">
            <text:p>105351</text:p>
          </table:table-cell>
          <table:table-cell office:value-type="float" office:value="105477" calcext:value-type="float">
            <text:p>105477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5477" calcext:value-type="float">
            <text:p>105477</text:p>
          </table:table-cell>
          <table:table-cell office:value-type="float" office:value="105623" calcext:value-type="float">
            <text:p>105623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5305" calcext:value-type="float">
            <text:p>105305</text:p>
          </table:table-cell>
          <table:table-cell office:value-type="float" office:value="106299" calcext:value-type="float">
            <text:p>106299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06356" calcext:value-type="float">
            <text:p>106356</text:p>
          </table:table-cell>
          <table:table-cell office:value-type="float" office:value="106387" calcext:value-type="float">
            <text:p>10638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6387" calcext:value-type="float">
            <text:p>106387</text:p>
          </table:table-cell>
          <table:table-cell office:value-type="float" office:value="106607" calcext:value-type="float">
            <text:p>106607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6607" calcext:value-type="float">
            <text:p>106607</text:p>
          </table:table-cell>
          <table:table-cell office:value-type="float" office:value="106722" calcext:value-type="float">
            <text:p>106722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6356" calcext:value-type="float">
            <text:p>106356</text:p>
          </table:table-cell>
          <table:table-cell office:value-type="float" office:value="106757" calcext:value-type="float">
            <text:p>106757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06781" calcext:value-type="float">
            <text:p>106781</text:p>
          </table:table-cell>
          <table:table-cell office:value-type="float" office:value="106797" calcext:value-type="float">
            <text:p>10679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6797" calcext:value-type="float">
            <text:p>106797</text:p>
          </table:table-cell>
          <table:table-cell office:value-type="float" office:value="106843" calcext:value-type="float">
            <text:p>10684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6843" calcext:value-type="float">
            <text:p>106843</text:p>
          </table:table-cell>
          <table:table-cell office:value-type="float" office:value="106885" calcext:value-type="float">
            <text:p>106885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6781" calcext:value-type="float">
            <text:p>106781</text:p>
          </table:table-cell>
          <table:table-cell office:value-type="float" office:value="106885" calcext:value-type="float">
            <text:p>106885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06919" calcext:value-type="float">
            <text:p>106919</text:p>
          </table:table-cell>
          <table:table-cell office:value-type="float" office:value="106952" calcext:value-type="float">
            <text:p>106952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6952" calcext:value-type="float">
            <text:p>106952</text:p>
          </table:table-cell>
          <table:table-cell office:value-type="float" office:value="107053" calcext:value-type="float">
            <text:p>107053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7053" calcext:value-type="float">
            <text:p>107053</text:p>
          </table:table-cell>
          <table:table-cell office:value-type="float" office:value="107168" calcext:value-type="float">
            <text:p>107168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7168" calcext:value-type="float">
            <text:p>107168</text:p>
          </table:table-cell>
          <table:table-cell office:value-type="float" office:value="107224" calcext:value-type="float">
            <text:p>10722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7224" calcext:value-type="float">
            <text:p>107224</text:p>
          </table:table-cell>
          <table:table-cell office:value-type="float" office:value="107404" calcext:value-type="float">
            <text:p>107404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6919" calcext:value-type="float">
            <text:p>106919</text:p>
          </table:table-cell>
          <table:table-cell office:value-type="float" office:value="108170" calcext:value-type="float">
            <text:p>10817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08209" calcext:value-type="float">
            <text:p>108209</text:p>
          </table:table-cell>
          <table:table-cell office:value-type="float" office:value="108232" calcext:value-type="float">
            <text:p>108232</text:p>
          </table:table-cell>
        </table:table-row>
        <table:table-row table:style-name="ro1">
          <table:table-cell office:value-type="string" calcext:value-type="string">
            <text:p>Adjust LEFT hand pose</text:p>
          </table:table-cell>
          <table:table-cell office:value-type="float" office:value="108212" calcext:value-type="float">
            <text:p>108212</text:p>
          </table:table-cell>
          <table:table-cell office:value-type="float" office:value="108260" calcext:value-type="float">
            <text:p>108260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8232" calcext:value-type="float">
            <text:p>108232</text:p>
          </table:table-cell>
          <table:table-cell office:value-type="float" office:value="108270" calcext:value-type="float">
            <text:p>108270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08293" calcext:value-type="float">
            <text:p>108293</text:p>
          </table:table-cell>
          <table:table-cell office:value-type="float" office:value="108301" calcext:value-type="float">
            <text:p>108301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8270" calcext:value-type="float">
            <text:p>108270</text:p>
          </table:table-cell>
          <table:table-cell office:value-type="float" office:value="108389" calcext:value-type="float">
            <text:p>108389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8389" calcext:value-type="float">
            <text:p>108389</text:p>
          </table:table-cell>
          <table:table-cell office:value-type="float" office:value="108607" calcext:value-type="float">
            <text:p>10860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8607" calcext:value-type="float">
            <text:p>108607</text:p>
          </table:table-cell>
          <table:table-cell office:value-type="float" office:value="108640" calcext:value-type="float">
            <text:p>108640</text:p>
          </table:table-cell>
        </table:table-row>
        <table:table-row table:style-name="ro1">
          <table:table-cell office:value-type="string" calcext:value-type="string">
            <text:p>Adjust BASE pose</text:p>
          </table:table-cell>
          <table:table-cell office:value-type="float" office:value="108988" calcext:value-type="float">
            <text:p>108988</text:p>
          </table:table-cell>
          <table:table-cell office:value-type="float" office:value="109004" calcext:value-type="float">
            <text:p>109004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8640" calcext:value-type="float">
            <text:p>108640</text:p>
          </table:table-cell>
          <table:table-cell office:value-type="float" office:value="109147" calcext:value-type="float">
            <text:p>10914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9147" calcext:value-type="float">
            <text:p>109147</text:p>
          </table:table-cell>
          <table:table-cell office:value-type="float" office:value="109262" calcext:value-type="float">
            <text:p>109262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09262" calcext:value-type="float">
            <text:p>109262</text:p>
          </table:table-cell>
          <table:table-cell office:value-type="float" office:value="109358" calcext:value-type="float">
            <text:p>109358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08212" calcext:value-type="float">
            <text:p>108212</text:p>
          </table:table-cell>
          <table:table-cell office:value-type="float" office:value="109395" calcext:value-type="float">
            <text:p>109395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09417" calcext:value-type="float">
            <text:p>109417</text:p>
          </table:table-cell>
          <table:table-cell office:value-type="float" office:value="109447" calcext:value-type="float">
            <text:p>109447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09447" calcext:value-type="float">
            <text:p>109447</text:p>
          </table:table-cell>
          <table:table-cell office:value-type="float" office:value="109546" calcext:value-type="float">
            <text:p>109546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09546" calcext:value-type="float">
            <text:p>109546</text:p>
          </table:table-cell>
          <table:table-cell office:value-type="float" office:value="109739" calcext:value-type="float">
            <text:p>109739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non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 style:data-style-name="N2" text:time-value="10:50:14.2786197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5S</meta:editing-duration>
    <meta:editing-cycles>13</meta:editing-cycles>
    <meta:generator>LibreOffice/6.0.4.2$Linux_X86_64 LibreOffice_project/9b0d9b32d5dcda91d2f1a96dc04c645c450872bf</meta:generator>
    <dc:date>2018-09-25T10:50:27.651215675</dc:date>
    <meta:document-statistic meta:table-count="3" meta:cell-count="1239" meta:object-count="0"/>
    <meta:user-defined meta:name="Info 1"/>
    <meta:user-defined meta:name="Info 2"/>
    <meta:user-defined meta:name="Info 3"/>
    <meta:user-defined meta:name="Info 4"/>
  </office:meta>
</office:document-meta>
</file>